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ea4" officeooo:paragraph-rsid="00060ea4"/>
    </style:style>
    <style:style style:name="P2" style:family="paragraph" style:parent-style-name="Standard">
      <style:text-properties fo:font-weight="bold" officeooo:rsid="00060ea4" officeooo:paragraph-rsid="00060ea4" style:font-weight-asian="bold" style:font-weight-complex="bold"/>
    </style:style>
    <style:style style:name="P3" style:family="paragraph" style:parent-style-name="Standard">
      <style:text-properties fo:font-weight="bold" officeooo:rsid="000946cb" officeooo:paragraph-rsid="000946cb" style:font-weight-asian="bold" style:font-weight-complex="bold"/>
    </style:style>
    <style:style style:name="P4" style:family="paragraph" style:parent-style-name="Standard">
      <style:text-properties officeooo:rsid="0006af0e" officeooo:paragraph-rsid="00060ea4"/>
    </style:style>
    <style:style style:name="P5" style:family="paragraph" style:parent-style-name="Standard">
      <style:text-properties officeooo:rsid="0006af0e" officeooo:paragraph-rsid="0006af0e"/>
    </style:style>
    <style:style style:name="P6" style:family="paragraph" style:parent-style-name="Standard">
      <style:text-properties style:text-underline-style="none" fo:font-weight="bold" officeooo:rsid="00060ea4" officeooo:paragraph-rsid="00060ea4" style:font-weight-asian="bold" style:font-weight-complex="bold"/>
    </style:style>
    <style:style style:name="P7" style:family="paragraph" style:parent-style-name="Standard">
      <style:text-properties officeooo:rsid="000946cb" officeooo:paragraph-rsid="000946cb"/>
    </style:style>
    <style:style style:name="P8" style:family="paragraph" style:parent-style-name="Standard">
      <style:text-properties officeooo:rsid="001570ea" officeooo:paragraph-rsid="001570ea"/>
    </style:style>
    <style:style style:name="T1" style:family="text">
      <style:text-properties officeooo:rsid="000c82ac"/>
    </style:style>
    <style:style style:name="T2" style:family="text">
      <style:text-properties officeooo:rsid="000dd4a5"/>
    </style:style>
    <style:style style:name="T3" style:family="text">
      <style:text-properties officeooo:rsid="000e48cc"/>
    </style:style>
    <style:style style:name="T4" style:family="text">
      <style:text-properties officeooo:rsid="000ed4c6"/>
    </style:style>
    <style:style style:name="T5" style:family="text">
      <style:text-properties officeooo:rsid="00112490"/>
    </style:style>
    <style:style style:name="T6" style:family="text">
      <style:text-properties officeooo:rsid="00127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's in the folders and what's in the files.</text:p>
      <text:p text:style-name="P1"/>
      <text:p text:style-name="P1"/>
      <text:p text:style-name="P2">Which folders contain what:</text:p>
      <text:p text:style-name="P1"/>
      <text:p text:style-name="P1">data_in : This folder contains csv format input files. File are per-team. Also one supplemental file with ESPN season-long data. </text:p>
      <text:p text:style-name="P1"/>
      <text:p text:style-name="P1">tables_out: This folder contains two output tables (team- and player-level aggregated tables, Excel format). </text:p>
      <text:p text:style-name="P1"/>
      <text:p text:style-name="P1">out_figures: This folder contains figures (.png format) that went into the report. </text:p>
      <text:p text:style-name="P1"/>
      <text:p text:style-name="P2">Which files do what:</text:p>
      <text:p text:style-name="P1"/>
      <text:p text:style-name="P5"><text:span text:style-name="T5">tfo_load_shotdata.py</text:span> (main input file, rename) – Main file. Inputs data and performs most conversions, re-mappings, data parsing, <text:span text:style-name="T1">etc</text:span>. </text:p>
      <text:p text:style-name="P1"/>
      <text:p text:style-name="P1">tfo_team_report.py – File which aggregates numbers on a per-team basis, and calculates variables of interest (eg <text:span text:style-name="T1">performance indicators</text:span>), and <text:span text:style-name="T1">calculates</text:span> pre/post differences. </text:p>
      <text:p text:style-name="P1"/>
      <text:p text:style-name="P1">tfo_player_report.py – File which aggregates numbers on a per-player basis, and calculates variables of interest, and calcluates pre/post differences. Similar to tfo_team_report.py. </text:p>
      <text:p text:style-name="P1"/>
      <text:p text:style-name="P5">tfo_story_figures.py – File which contains code to generate <text:span text:style-name="T3">final </text:span>version graphs and figures <text:span text:style-name="T3">with annotations</text:span>. </text:p>
      <text:p text:style-name="P4"/>
      <text:p text:style-name="P5">tfo_extra.py – file which contains some supplemental <text:span text:style-name="T2">custom</text:span> graphing functions. </text:p>
      <text:p text:style-name="P1"/>
      <text:p text:style-name="P5">tfo_hou_analysis.py – File specific for a few questions regarding Houston performance. </text:p>
      <text:p text:style-name="P5"/>
      <text:p text:style-name="P5">tfo_gameqtr.py – File which re-shapes shot data to support “game log” like histories on a per-quarter basis. Used for scenario outcome evaluation.</text:p>
      <text:p text:style-name="P5"/>
      <text:p text:style-name="P8">tfo_export_tables.py – Export summary tables to in two formats 1) excel 2) sql data export.</text:p>
      <text:p text:style-name="P5"/>
      <text:p text:style-name="P5">Assorted .pik files: data storage, 'pickle' format. </text:p>
      <text:p text:style-name="P5"/>
      <text:p text:style-name="P5"/>
      <text:p text:style-name="P3">Documentation:</text:p>
      <text:p text:style-name="P7"/>
      <text:p text:style-name="P7">File Docmentation.odt / pdf : this file. </text:p>
      <text:p text:style-name="P7"/>
      <text:p text:style-name="P7">Writeup.odt/pdf – final report.</text:p>
      <text:p text:style-name="P7"/>
      <text:p text:style-name="P7"><text:span text:style-name="T4">Data Flowchart.odp / pdf </text:span>-- <text:s/>visual diagram of <text:span text:style-name="T6">basic flow of data through the analysi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17:33.270000000</meta:creation-date>
    <meta:generator>LibreOffice/4.2.5.2$Windows_x86 LibreOffice_project/61cb170a04bb1f12e77c884eab9192be736ec5f5</meta:generator>
    <dc:date>2015-11-04T20:28:54.021000000</dc:date>
    <meta:editing-duration>P6DT21H1M45S</meta:editing-duration>
    <meta:editing-cycles>16</meta:editing-cycles>
    <meta:document-statistic meta:table-count="0" meta:image-count="0" meta:object-count="0" meta:page-count="1" meta:paragraph-count="19" meta:word-count="223" meta:character-count="1647" meta:non-whitespace-character-count="1421"/>
  </office:meta>
</office:document-meta>
</file>